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7.674cm" svg:height="19.099cm" svg:x="8.134cm" svg:y="1.912cm">
            <draw:object draw:notify-on-update-of-ranges="Лист1.A2:Лист1.A102 Лист1.C2:Лист1.C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вершин</text:p>
          </table:table-cell>
          <table:table-cell office:value-type="string" calcext:value-type="string">
            <text:p>Дейкстры на 2-куче</text:p>
          </table:table-cell>
          <table:table-cell office:value-type="string" calcext:value-type="string">
            <text:p>Дейкстры с метками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17:37:19.975457006</dc:date>
    <meta:document-statistic meta:table-count="1" meta:cell-count="30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675cm" svg:height="19.1cm" xlink:href=".." xlink:type="simple" chart:class="chart:scatter" chart:style-name="ch1">
        <chart:legend chart:legend-position="end" svg:x="24.717cm" svg:y="9.251cm" style:legend-expansion="high" chart:style-name="ch2"/>
        <chart:plot-area chart:style-name="ch3" table:cell-range-address="Лист1.A2:Лист1.A102 Лист1.C2:Лист1.C102" svg:x="0.961cm" svg:y="0.751cm" svg:width="24.21cm" svg:height="17.384cm">
          <chartooo:coordinate-region svg:x="1.768cm" svg:y="0.95cm" svg:width="22.66cm" svg:height="16.5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102" chart:class="chart:scatter">
            <chart:domain table:cell-range-address="Лист1.A2:Лист1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02</svg:desc>
                </draw:g>
              </table:table-cell>
              <table:table-cell office:value-type="float" office:value="264">
                <text:p>264</text:p>
                <draw:g>
                  <svg:desc>Лист1.C2:Лист1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00">
                <text:p>10000000</text:p>
              </table:table-cell>
              <table:table-cell office:value-type="float" office:value="588">
                <text:p>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